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81772" officeooo:paragraph-rsid="00181772"/>
    </style:style>
    <style:style style:name="P2" style:family="paragraph" style:parent-style-name="Standard" style:list-style-name="L1">
      <style:text-properties officeooo:rsid="00181772" officeooo:paragraph-rsid="0022dab5"/>
    </style:style>
    <style:style style:name="P3" style:family="paragraph" style:parent-style-name="Standard" style:list-style-name="L1">
      <style:text-properties officeooo:rsid="0018e431" officeooo:paragraph-rsid="0018e431"/>
    </style:style>
    <style:style style:name="P4" style:family="paragraph" style:parent-style-name="Standard" style:list-style-name="L1">
      <style:text-properties officeooo:rsid="0018e431" officeooo:paragraph-rsid="0022dab5"/>
    </style:style>
    <style:style style:name="P5" style:family="paragraph" style:parent-style-name="Standard" style:list-style-name="L1">
      <style:text-properties officeooo:rsid="00194829" officeooo:paragraph-rsid="00194829"/>
    </style:style>
    <style:style style:name="P6" style:family="paragraph" style:parent-style-name="Standard" style:list-style-name="L1">
      <style:text-properties officeooo:rsid="00194829" officeooo:paragraph-rsid="0022dab5"/>
    </style:style>
    <style:style style:name="P7" style:family="paragraph" style:parent-style-name="Standard">
      <style:text-properties officeooo:rsid="00194829" officeooo:paragraph-rsid="00194829"/>
    </style:style>
    <style:style style:name="P8" style:family="paragraph" style:parent-style-name="Standard">
      <style:paragraph-properties fo:text-align="center" style:justify-single-word="false"/>
      <style:text-properties officeooo:rsid="00194829" officeooo:paragraph-rsid="00194829"/>
    </style:style>
    <style:style style:name="P9" style:family="paragraph" style:parent-style-name="Standard">
      <style:paragraph-properties fo:text-align="center" style:justify-single-word="false"/>
      <style:text-properties fo:font-size="16pt" officeooo:rsid="0018e431" officeooo:paragraph-rsid="0018e431" style:font-size-asian="14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6pt" officeooo:rsid="00194829" officeooo:paragraph-rsid="00194829" style:font-size-asian="14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6pt" officeooo:rsid="001d8ed2" officeooo:paragraph-rsid="001d8ed2" style:font-size-asian="14pt" style:font-size-complex="16pt"/>
    </style:style>
    <style:style style:name="P12" style:family="paragraph" style:parent-style-name="Standard" style:list-style-name="L11">
      <style:paragraph-properties fo:text-align="start" style:justify-single-word="false"/>
      <style:text-properties fo:font-size="16pt" officeooo:rsid="0024d2bf" officeooo:paragraph-rsid="0024d2bf" style:font-size-asian="14pt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16pt" officeooo:rsid="001a3dea" officeooo:paragraph-rsid="001a3dea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fo:font-size="16pt" officeooo:rsid="001d8ed2" officeooo:paragraph-rsid="001d8ed2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fo:font-size="16pt" officeooo:rsid="001f4f10" officeooo:paragraph-rsid="001f4f10" style:font-size-asian="16pt" style:font-size-complex="16pt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officeooo:rsid="001b678f" officeooo:paragraph-rsid="001b678f" style:font-size-asian="10.5pt" style:font-size-complex="12pt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officeooo:rsid="001c3411" officeooo:paragraph-rsid="001c3411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d8ed2" officeooo:paragraph-rsid="001d8ed2" style:font-size-asian="10.5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2pt" officeooo:rsid="001d8ed2" officeooo:paragraph-rsid="001d8ed2" style:font-size-asian="10.5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2pt" officeooo:rsid="001f4f10" officeooo:paragraph-rsid="001f4f10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1f4f10" officeooo:paragraph-rsid="001f4f10" style:font-size-asian="10.5pt" style:font-size-complex="12pt"/>
    </style:style>
    <style:style style:name="P22" style:family="paragraph" style:parent-style-name="Standard" style:list-style-name="L4">
      <style:paragraph-properties fo:text-align="start" style:justify-single-word="false"/>
      <style:text-properties fo:font-size="12pt" officeooo:rsid="001f4f10" officeooo:paragraph-rsid="001f4f10" style:font-size-asian="10.5pt" style:font-size-complex="12pt"/>
    </style:style>
    <style:style style:name="P23" style:family="paragraph" style:parent-style-name="Standard" style:list-style-name="L5">
      <style:paragraph-properties fo:text-align="start" style:justify-single-word="false"/>
      <style:text-properties fo:font-size="12pt" officeooo:rsid="001f4f10" officeooo:paragraph-rsid="001f4f10" style:font-size-asian="10.5pt" style:font-size-complex="12pt"/>
    </style:style>
    <style:style style:name="P24" style:family="paragraph" style:parent-style-name="Standard" style:list-style-name="L7">
      <style:paragraph-properties fo:text-align="start" style:justify-single-word="false"/>
      <style:text-properties fo:font-size="12pt" officeooo:rsid="001f4f10" officeooo:paragraph-rsid="001f4f10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2123d8" officeooo:paragraph-rsid="002123d8" style:font-size-asian="10.5pt" style:font-size-complex="12pt"/>
    </style:style>
    <style:style style:name="P26" style:family="paragraph" style:parent-style-name="Standard" style:list-style-name="L8">
      <style:paragraph-properties fo:text-align="start" style:justify-single-word="false"/>
      <style:text-properties fo:font-size="12pt" officeooo:rsid="002123d8" officeooo:paragraph-rsid="002123d8" style:font-size-asian="10.5pt" style:font-size-complex="12pt"/>
    </style:style>
    <style:style style:name="P27" style:family="paragraph" style:parent-style-name="Standard">
      <style:paragraph-properties fo:text-align="center" style:justify-single-word="false"/>
      <style:text-properties fo:font-size="12pt" officeooo:rsid="002123d8" officeooo:paragraph-rsid="002123d8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officeooo:rsid="00194829" officeooo:paragraph-rsid="0022dab5" style:font-size-asian="10.5pt" style:font-size-complex="12pt"/>
    </style:style>
    <style:style style:name="P29" style:family="paragraph" style:parent-style-name="Standard">
      <style:paragraph-properties fo:text-align="center" style:justify-single-word="false"/>
      <style:text-properties fo:font-size="12pt" officeooo:rsid="0022dab5" officeooo:paragraph-rsid="0022dab5" style:font-size-asian="12pt" style:font-size-complex="12pt"/>
    </style:style>
    <style:style style:name="P30" style:family="paragraph" style:parent-style-name="Standard" style:list-style-name="L11">
      <style:paragraph-properties fo:text-align="start" style:justify-single-word="false"/>
      <style:text-properties fo:font-size="12pt" officeooo:rsid="00235a5c" officeooo:paragraph-rsid="00235a5c" style:font-size-asian="12pt" style:font-size-complex="12pt"/>
    </style:style>
    <style:style style:name="P31" style:family="paragraph" style:parent-style-name="Standard" style:list-style-name="L11">
      <style:paragraph-properties fo:text-align="start" style:justify-single-word="false"/>
      <style:text-properties fo:font-size="12pt" officeooo:rsid="0024d2bf" officeooo:paragraph-rsid="0024d2bf" style:font-size-asian="12pt" style:font-size-complex="12pt"/>
    </style:style>
    <style:style style:name="T1" style:family="text">
      <style:text-properties officeooo:rsid="00194829"/>
    </style:style>
    <style:style style:name="T2" style:family="text">
      <style:text-properties officeooo:rsid="001a3dea"/>
    </style:style>
    <style:style style:name="T3" style:family="text">
      <style:text-properties fo:font-size="16pt" style:font-size-asian="14pt" style:font-size-complex="16pt"/>
    </style:style>
    <style:style style:name="T4" style:family="text">
      <style:text-properties fo:font-size="16pt" officeooo:rsid="001a3dea" style:font-size-asian="14pt" style:font-size-complex="16pt"/>
    </style:style>
    <style:style style:name="T5" style:family="text">
      <style:text-properties officeooo:rsid="0024d2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ass <text:span text:style-name="T2">Criteria</text:span></text:p>
      <text:p text:style-name="P9"/>
      <text:list xml:id="list3422952591" text:style-name="L1">
        <text:list-item>
          <text:p text:style-name="P3">General Program Functionality:</text:p>
          <text:list>
            <text:list-item>
              <text:p text:style-name="P5">Verify that python command in user’s system is bound to python2</text:p>
            </text:list-item>
            <text:list-item>
              <text:p text:style-name="P5">Verify that the program can run sub-process calls correctly</text:p>
            </text:list-item>
          </text:list>
        </text:list-item>
        <text:list-item>
          <text:p text:style-name="P1">Encryption Testing Pass Standard:</text:p>
          <text:list>
            <text:list-item>
              <text:p text:style-name="P1">Plaintext must be hashed before encrypting</text:p>
            </text:list-item>
            <text:list-item>
              <text:p text:style-name="P1">After decrypting, decrypted object’s hash should match the original’s</text:p>
            </text:list-item>
            <text:list-item>
              <text:p text:style-name="P1">Check that e<text:span text:style-name="T1">n</text:span>cryption output is scrambled</text:p>
            </text:list-item>
          </text:list>
        </text:list-item>
        <text:list-item>
          <text:p text:style-name="P1">Steganography Testing Pass Standard:</text:p>
          <text:list>
            <text:list-item>
              <text:p text:style-name="P1">Inserted payload and extracted payload’s hashes should match</text:p>
            </text:list-item>
            <text:list-item>
              <text:p text:style-name="P1">Files should have a specific location in the filesystem (carrier directory)</text:p>
            </text:list-item>
            <text:list-item>
              <text:p text:style-name="P3">Payloads that are too big for a carrier must have exception handling</text:p>
            </text:list-item>
            <text:list-item>
              <text:p text:style-name="P3">Carrier should be displayed in the previewer correctly (native resolution)</text:p>
            </text:list-item>
          </text:list>
        </text:list-item>
        <text:list-item>
          <text:p text:style-name="P3">Utilities:</text:p>
          <text:list>
            <text:list-item>
              <text:p text:style-name="P3">Morse Code decoder must work correctly</text:p>
            </text:list-item>
          </text:list>
        </text:list-item>
        <text:list-item>
          <text:p text:style-name="P3">Hexdump:</text:p>
          <text:list>
            <text:list-item>
              <text:p text:style-name="P3">Compare our hexdump’s output to other, known to be correct, hexdump <text:span text:style-name="T1">generators</text:span></text:p>
            </text:list-item>
            <text:list-item>
              <text:p text:style-name="P3">Handl<text:span text:style-name="T1">e</text:span> exceptions if the program can’t export the hexdump output to the user’s default text editor</text:p>
            </text:list-item>
          </text:list>
        </text:list-item>
        <text:list-item>
          <text:p text:style-name="P3">File Browser:</text:p>
          <text:list>
            <text:list-item>
              <text:p text:style-name="P5">File paths must be returned correctly</text:p>
            </text:list-item>
            <text:list-item>
              <text:p text:style-name="P5">Only show files with the desired extension</text:p>
            </text:list-item>
            <text:list-item>
              <text:p text:style-name="P5">Gracefully exit when a file you’re working with is borked midway</text:p>
            </text:list-item>
          </text:list>
        </text:list-item>
      </text:list>
      <text:p text:style-name="P7"/>
      <text:p text:style-name="P8"><text:span text:style-name="T3">Features not to be </text:span><text:span text:style-name="T4">T</text:span><text:span text:style-name="T3">ested</text:span></text:p>
      <text:p text:style-name="P8"><text:span text:style-name="T3"/></text:p>
      <text:list xml:id="list141635237105177" text:continue-numbering="true" text:style-name="L1">
        <text:list-item>
          <text:list>
            <text:list-item>
              <text:p text:style-name="P5">Superuser privileges – unnecessary, all of the program’s functions can be handled with userland permissions</text:p>
              <text:p text:style-name="P5"/>
            </text:list-item>
          </text:list>
        </text:list-item>
      </text:list>
      <text:p text:style-name="P13">Testing Approach</text:p>
      <text:p text:style-name="P13"/>
      <text:list xml:id="list1832544511" text:style-name="L2">
        <text:list-item>
          <text:p text:style-name="P16">Unit Testing:</text:p>
          <text:list>
            <text:list-item>
              <text:p text:style-name="P16">Black Box: before integration, each individual module will be tested with specific inputs &amp; inspect the outputs (or lack there of) for expected results</text:p>
            </text:list-item>
            <text:list-item>
              <text:p text:style-name="P16">White Box: after integration, the program’s different branching paths will be tested and compared to the expected results</text:p>
            </text:list-item>
          </text:list>
        </text:list-item>
        <text:list-item>
          <text:p text:style-name="P16">Integration Testing: due to time constraints a big-bang approach (aka, no order) will be used to test component integration</text:p>
        </text:list-item>
        <text:list-item>
          <text:p text:style-name="P16">Functional Testing: check if the integrated software fulfills the requirements set forth in the SRS.</text:p>
        </text:list-item>
        <text:list-item>
          <text:p text:style-name="P17">Performance Testing: different payload and carrier sizes will be used to determine if:</text:p>
          <text:list>
            <text:list-item>
              <text:p text:style-name="P17">payloads larger than carriers will be handled correcly</text:p>
            </text:list-item>
            <text:list-item>
              <text:p text:style-name="P17">large payloads can be hidden in larger carriers effiently</text:p>
            </text:list-item>
            <text:list-item>
              <text:p text:style-name="P17">encryption of large payloads will be carried out in a timely manner</text:p>
            </text:list-item>
            <text:list-item>
              <text:p text:style-name="P17">Enviromental Testing: different GNU/Linux distributions and different computers will be used to test the program</text:p>
            </text:list-item>
          </text:list>
        </text:list-item>
      </text:list>
      <text:p text:style-name="P11"><text:soft-page-break/>Suspension Criteria</text:p>
      <text:p text:style-name="P11"/>
      <text:p text:style-name="P18">In the event of a major program-breaking bug (ie, consistent and expected crashes, data loss, modules not working at all, etc.) all testing will be halted until the bug(s) is(are) resolved.</text:p>
      <text:p text:style-name="P18"/>
      <text:p text:style-name="P14">Resumption Requirements</text:p>
      <text:p text:style-name="P14"/>
      <text:p text:style-name="P18">When the aforementioned bugs are resolved and normal operation is restored, testing shall be resumed from the point of halting.</text:p>
      <text:p text:style-name="P18"/>
      <text:p text:style-name="P14">Testing Deliverables</text:p>
      <text:p text:style-name="P19"/>
      <text:p text:style-name="P18">Copy-Paste bitches!</text:p>
      <text:p text:style-name="P18"/>
      <text:p text:style-name="P15">Enviromental Needs</text:p>
      <text:p text:style-name="P20"/>
      <text:list xml:id="list4050111739" text:style-name="L4">
        <text:list-item>
          <text:p text:style-name="P22">Latest program build</text:p>
        </text:list-item>
        <text:list-item>
          <text:p text:style-name="P22">GNU/Linux variant OS</text:p>
        </text:list-item>
        <text:list-item>
          <text:p text:style-name="P22">Bash access</text:p>
        </text:list-item>
        <text:list-item>
          <text:p text:style-name="P22">x86-64 computer</text:p>
        </text:list-item>
        <text:list-item>
          <text:p text:style-name="P22">Access to Python 3.7 and Python 2.7 or higher</text:p>
        </text:list-item>
      </text:list>
      <text:p text:style-name="P21"/>
      <text:p text:style-name="P20">Responsibilities</text:p>
      <text:p text:style-name="P20"/>
      <text:p text:style-name="P27">MAKE SURE TO MAKE INTO A TABLE</text:p>
      <text:list xml:id="list929724534" text:style-name="L5">
        <text:list-item>
          <text:p text:style-name="P23">Developers: responsible for unit testing, integration testing and performance testing</text:p>
        </text:list-item>
        <text:list-item>
          <text:p text:style-name="P23">Tester Users: responsible for functional testing</text:p>
        </text:list-item>
      </text:list>
      <text:p text:style-name="P21"/>
      <text:p text:style-name="P20">Staffing and Training Needs</text:p>
      <text:p text:style-name="P20"/>
      <text:list xml:id="list102371667" text:style-name="L7">
        <text:list-item>
          <text:p text:style-name="P24">Knowledge and experience on Capture the Flag events</text:p>
        </text:list-item>
        <text:list-item>
          <text:p text:style-name="P24">General knowledge and understanding of cryptographic and steganographic concepts</text:p>
        </text:list-item>
        <text:list-item>
          <text:p text:style-name="P24">Experiene in using Linux</text:p>
        </text:list-item>
      </text:list>
      <text:p text:style-name="P21"/>
      <text:p text:style-name="P27">Risk and Contingencies</text:p>
      <text:p text:style-name="P27"/>
      <text:p text:style-name="P25">Blank shit for now</text:p>
      <text:p text:style-name="P25"/>
      <text:p text:style-name="P27">Test Case Specification</text:p>
      <text:p text:style-name="P27"/>
      <text:p text:style-name="P29">MAKE A GODDAMN TABLE</text:p>
      <text:list xml:id="list3143135486" text:style-name="L11">
        <text:list-item>
          <text:p text:style-name="P30">Test Case 1: verify that the program checks the python version (2 is expected) and handles any discrepancies correctly</text:p>
          <text:list>
            <text:list-item>
              <text:p text:style-name="P30">Input: N/A</text:p>
            </text:list-item>
            <text:list-item>
              <text:p text:style-name="P30">Output: </text:p>
              <text:list>
                <text:list-item>
                  <text:p text:style-name="P30">if pass, N/A</text:p>
                </text:list-item>
                <text:list-item>
                  <text:p text:style-name="P30">If fail, a dialog informing the user that the test has failed should be displayed</text:p>
                </text:list-item>
              </text:list>
            </text:list-item>
          </text:list>
        </text:list-item>
        <text:list-item>
          <text:p text:style-name="P30"><text:soft-page-break/>Test Case 2: TBD</text:p>
        </text:list-item>
        <text:list-item>
          <text:p text:style-name="P30">Test Case 3: Decryption consistency test</text:p>
          <text:list>
            <text:list-item>
              <text:p text:style-name="P30">Input: encrypted payload &amp; original payload</text:p>
            </text:list-item>
            <text:list-item>
              <text:p text:style-name="P30">Output: hashes of original payload &amp; decrypted payload</text:p>
            </text:list-item>
          </text:list>
        </text:list-item>
        <text:list-item>
          <text:p text:style-name="P30">Test Case 4: Check that encrypted data is scrambled</text:p>
          <text:list>
            <text:list-item>
              <text:p text:style-name="P30">Input: Encrypted Payload</text:p>
            </text:list-item>
            <text:list-item>
              <text:p text:style-name="P30">Output: N/A</text:p>
            </text:list-item>
          </text:list>
        </text:list-item>
        <text:list-item>
          <text:p text:style-name="P30">Test Case 5: Steganographic consistency test</text:p>
          <text:list>
            <text:list-item>
              <text:p text:style-name="P30">Input: original payload &amp; extracted payload</text:p>
            </text:list-item>
            <text:list-item>
              <text:p text:style-name="P30">Output: hashes of original payload &amp; extracted payload</text:p>
            </text:list-item>
          </text:list>
        </text:list-item>
        <text:list-item>
          <text:p text:style-name="P30">Test Case 6: Verify files for steganography are in their correct places on the filesystem</text:p>
          <text:list>
            <text:list-item>
              <text:p text:style-name="P30">Input: N/A</text:p>
            </text:list-item>
            <text:list-item>
              <text:p text:style-name="P30">Output: N/A</text:p>
            </text:list-item>
          </text:list>
        </text:list-item>
        <text:list-item>
          <text:p text:style-name="P30">Test Case 7: Verify that program handles payloads too big for their carrier correctly</text:p>
          <text:list>
            <text:list-item>
              <text:p text:style-name="P30">Input: A paylod known to be too large for its carrier</text:p>
            </text:list-item>
            <text:list-item>
              <text:p text:style-name="P30">Output: A dialog message <text:span text:style-name="T5">indicating that the payload is too big and that the user should either select a different payload or a different carrier</text:span></text:p>
            </text:list-item>
          </text:list>
        </text:list-item>
        <text:list-item>
          <text:p text:style-name="P31">Test Case 8: Test image previewer</text:p>
          <text:list>
            <text:list-item>
              <text:p text:style-name="P31">Inputs: Images with different resolutions</text:p>
            </text:list-item>
            <text:list-item>
              <text:p text:style-name="P31">Output: The image inside the previewer</text:p>
            </text:list-item>
          </text:list>
        </text:list-item>
        <text:list-item>
          <text:p text:style-name="P31">Test Case 9: Ensure Morse Code Decoder Quality</text:p>
          <text:list>
            <text:list-item>
              <text:p text:style-name="P31">Input: Encoded Morse Message</text:p>
            </text:list-item>
            <text:list-item>
              <text:p text:style-name="P31">Output: Correclty Decoded Original Message</text:p>
            </text:list-item>
          </text:list>
        </text:list-item>
        <text:list-item>
          <text:p text:style-name="P31">Test Case 10: Hexdup Test</text:p>
          <text:list>
            <text:list-item>
              <text:p text:style-name="P31">Input: a small file to be processed by the hexdump</text:p>
            </text:list-item>
            <text:list-item>
              <text:p text:style-name="P31">Output: our hexdump’s output vs a known-good hexdump’s output</text:p>
            </text:list-item>
          </text:list>
        </text:list-item>
        <text:list-item>
          <text:p text:style-name="P31">Test Case 11: Hexdump to Text Editor exception handling</text:p>
          <text:list>
            <text:list-item>
              <text:p text:style-name="P31">Input: N/A</text:p>
            </text:list-item>
            <text:list-item>
              <text:p text:style-name="P31">Output: A message dialog indicating that the default text editor has not been found</text:p>
            </text:list-item>
          </text:list>
        </text:list-item>
        <text:list-item>
          <text:p text:style-name="P31">Test Case 12: File Browser Path Evaluation</text:p>
          <text:list>
            <text:list-item>
              <text:p text:style-name="P31">Input: any file</text:p>
            </text:list-item>
            <text:list-item>
              <text:p text:style-name="P31">Output: Correct file-path</text:p>
            </text:list-item>
          </text:list>
        </text:list-item>
        <text:list-item>
          <text:p text:style-name="P31">Test Case 13: File Browser Extension Filtering</text:p>
          <text:list>
            <text:list-item>
              <text:p text:style-name="P31">Input: N/A</text:p>
            </text:list-item>
            <text:list-item>
              <text:p text:style-name="P31">Output: File window showing only the files with the desired .png extension</text:p>
            </text:list-item>
          </text:list>
          <text:p text:style-name="P12"/>
        </text:list-item>
      </text:list>
      <text:list xml:id="list141635440470912" text:continue-list="list141635237105177" text:style-name="L1">
        <text:list-item>
          <text:p text:style-name="P4">General Program Functionality:</text:p>
          <text:list>
            <text:list-item>
              <text:p text:style-name="P6">Verify that python command in user’s system is bound to python2</text:p>
            </text:list-item>
            <text:list-item>
              <text:p text:style-name="P6">Verify that the program can run sub-process calls correctly</text:p>
            </text:list-item>
          </text:list>
        </text:list-item>
        <text:list-item>
          <text:p text:style-name="P2">Encryption Testing Pass Standard:</text:p>
          <text:list>
            <text:list-item>
              <text:p text:style-name="P2">Plaintext must be hashed before encrypting</text:p>
            </text:list-item>
            <text:list-item>
              <text:p text:style-name="P2">After decrypting, decrypted object’s hash should match the original’s</text:p>
            </text:list-item>
            <text:list-item>
              <text:p text:style-name="P2">Check that e<text:span text:style-name="T1">n</text:span>cryption output is scrambled</text:p>
            </text:list-item>
          </text:list>
        </text:list-item>
        <text:list-item>
          <text:p text:style-name="P2">Steganography Testing Pass Standard:</text:p>
          <text:list>
            <text:list-item>
              <text:p text:style-name="P2">Inserted payload and extracted payload’s hashes should match</text:p>
            </text:list-item>
            <text:list-item>
              <text:p text:style-name="P2">Files should have a specific location in the filesystem (carrier directory)</text:p>
            </text:list-item>
            <text:list-item>
              <text:p text:style-name="P4">Payloads that are too big for a carrier must have exception handling</text:p>
            </text:list-item>
            <text:list-item>
              <text:p text:style-name="P4">Carrier should be displayed in the previewer correctly (native resolution)</text:p>
            </text:list-item>
          </text:list>
        </text:list-item>
        <text:list-item>
          <text:p text:style-name="P4"><text:soft-page-break/>Utilities:</text:p>
          <text:list>
            <text:list-item>
              <text:p text:style-name="P4">Morse Code decoder must work correctly</text:p>
            </text:list-item>
          </text:list>
        </text:list-item>
        <text:list-item>
          <text:p text:style-name="P4">Hexdump:</text:p>
          <text:list>
            <text:list-item>
              <text:p text:style-name="P4">Compare our hexdump’s output to other, known to be correct, hexdump <text:span text:style-name="T1">generators</text:span></text:p>
            </text:list-item>
            <text:list-item>
              <text:p text:style-name="P4">Handl<text:span text:style-name="T1">e</text:span> exceptions if the program can’t export the hexdump output to the user’s default text editor</text:p>
            </text:list-item>
          </text:list>
        </text:list-item>
        <text:list-item>
          <text:p text:style-name="P4">File Browser:</text:p>
          <text:list>
            <text:list-item>
              <text:p text:style-name="P6">File paths must be returned correctly</text:p>
            </text:list-item>
            <text:list-item>
              <text:p text:style-name="P6">Only show files with the desired extension</text:p>
            </text:list-item>
            <text:list-item>
              <text:p text:style-name="P6">Gracefully exit when a file you’re working with is borked midway</text:p>
            </text:list-item>
          </text:list>
        </text:list-item>
      </text:list>
      <text:p text:style-name="P28"/>
      <text:p text:style-name="P27">Test Items</text:p>
      <text:p text:style-name="P27"/>
      <text:list xml:id="list579016866" text:style-name="L8">
        <text:list-item>
          <text:p text:style-name="P2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1:45:14.182548746</meta:creation-date>
    <dc:date>2019-09-21T14:16:34.984178890</dc:date>
    <meta:editing-duration>PT10M32S</meta:editing-duration>
    <meta:editing-cycles>2</meta:editing-cycles>
    <meta:generator>LibreOffice/6.2.7.1$Linux_X86_64 LibreOffice_project/20$Build-1</meta:generator>
    <meta:document-statistic meta:table-count="0" meta:image-count="0" meta:object-count="0" meta:page-count="4" meta:paragraph-count="123" meta:word-count="1002" meta:character-count="5932" meta:non-whitespace-character-count="5153"/>
  </office:meta>
</office:document-meta>
</file>